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FreeSans1" svg:font-family="Free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cm" table:align="center" style:writing-mode="lr-tb"/>
    </style:style>
    <style:style style:name="Tabella1.A" style:family="table-column">
      <style:table-column-properties style:column-width="1.27cm"/>
    </style:style>
    <style:style style:name="Tabella1.B" style:family="table-column">
      <style:table-column-properties style:column-width="4.128cm"/>
    </style:style>
    <style:style style:name="Tabella1.C" style:family="table-column">
      <style:table-column-properties style:column-width="1.588cm"/>
    </style:style>
    <style:style style:name="Tabella1.D" style:family="table-column">
      <style:table-column-properties style:column-width="1.60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key_20_words">
      <style:text-properties style:font-name-asian="MS Mincho"/>
    </style:style>
    <style:style style:name="P3" style:family="paragraph" style:parent-style-name="Text_20_body">
      <style:text-properties officeooo:paragraph-rsid="0002647a"/>
    </style:style>
    <style:style style:name="P4"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5"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6"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7"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8" style:family="paragraph" style:parent-style-name="Text_20_body">
      <style:text-properties officeooo:rsid="0002647a" officeooo:paragraph-rsid="0002647a"/>
    </style:style>
    <style:style style:name="P9" style:family="paragraph" style:parent-style-name="Text_20_body">
      <style:text-properties officeooo:rsid="000f9c95" officeooo:paragraph-rsid="000f9c95"/>
    </style:style>
    <style:style style:name="P10" style:family="paragraph" style:parent-style-name="Text_20_body">
      <style:text-properties officeooo:rsid="000f9c95" officeooo:paragraph-rsid="00113435"/>
    </style:style>
    <style:style style:name="P11" style:family="paragraph" style:parent-style-name="Text_20_body">
      <style:text-properties officeooo:rsid="00161812" officeooo:paragraph-rsid="00161812"/>
    </style:style>
    <style:style style:name="P12" style:family="paragraph" style:parent-style-name="Text_20_body">
      <style:text-properties officeooo:rsid="0017eea6" officeooo:paragraph-rsid="0017eea6"/>
    </style:style>
    <style:style style:name="P13" style:family="paragraph" style:parent-style-name="Text_20_body">
      <style:text-properties officeooo:rsid="0017f649" officeooo:paragraph-rsid="0017f649"/>
    </style:style>
    <style:style style:name="P14" style:family="paragraph" style:parent-style-name="Text_20_body">
      <style:text-properties officeooo:rsid="001ca9b8" officeooo:paragraph-rsid="001d7898"/>
    </style:style>
    <style:style style:name="P15" style:family="paragraph" style:parent-style-name="Text_20_body">
      <style:text-properties officeooo:paragraph-rsid="001d7898"/>
    </style:style>
    <style:style style:name="P16" style:family="paragraph" style:parent-style-name="Text_20_body">
      <style:text-properties officeooo:rsid="001f1c6b" officeooo:paragraph-rsid="001fe0f4"/>
    </style:style>
    <style:style style:name="P17" style:family="paragraph" style:parent-style-name="Text_20_body">
      <style:text-properties officeooo:rsid="0021d06c" officeooo:paragraph-rsid="00222533"/>
    </style:style>
    <style:style style:name="P18" style:family="paragraph" style:parent-style-name="Text_20_body">
      <style:text-properties officeooo:rsid="0023bd39" officeooo:paragraph-rsid="0023bd39"/>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0b723b"/>
    </style:style>
    <style:style style:name="P21" style:family="paragraph" style:parent-style-name="Text_20_body">
      <style:paragraph-properties fo:margin-top="0cm" fo:margin-bottom="0.212cm" loext:contextual-spacing="false" fo:line-height="95%" fo:text-align="justify" style:justify-single-word="false"/>
    </style:style>
    <style:style style:name="P22" style:family="paragraph" style:parent-style-name="Standard">
      <style:text-properties style:font-name-asian="MS Mincho"/>
    </style:style>
    <style:style style:name="P23" style:family="paragraph" style:parent-style-name="Standard">
      <style:paragraph-properties style:snap-to-layout-grid="false"/>
      <style:text-properties fo:font-size="8pt" style:font-size-asian="8pt" style:font-size-complex="8pt"/>
    </style:style>
    <style:style style:name="P24" style:family="paragraph" style:parent-style-name="Standard">
      <style:text-properties officeooo:paragraph-rsid="000f9c95"/>
    </style:style>
    <style:style style:name="P25" style:family="paragraph" style:parent-style-name="Heading_20_5">
      <style:text-properties style:font-name-asian="MS Mincho"/>
    </style:style>
    <style:style style:name="P26" style:family="paragraph" style:parent-style-name="Text_20_body" style:list-style-name="WW8Num9"/>
    <style:style style:name="P27" style:family="paragraph" style:parent-style-name="Text_20_body">
      <style:text-properties officeooo:paragraph-rsid="00148933"/>
    </style:style>
    <style:style style:name="P28" style:family="paragraph" style:parent-style-name="Text_20_body">
      <style:paragraph-properties fo:margin-left="0cm" fo:margin-right="0cm" fo:text-indent="0cm" style:auto-text-indent="false"/>
      <style:text-properties officeooo:paragraph-rsid="0031ddb3"/>
    </style:style>
    <style:style style:name="P29" style:family="paragraph" style:parent-style-name="Heading_20_1">
      <style:text-properties officeooo:rsid="000f9c95" officeooo:paragraph-rsid="000f9c95"/>
    </style:style>
    <style:style style:name="P30" style:family="paragraph" style:parent-style-name="Heading_20_1">
      <style:text-properties officeooo:rsid="0017f649" officeooo:paragraph-rsid="0017f649"/>
    </style:style>
    <style:style style:name="P31" style:family="paragraph" style:parent-style-name="Heading_20_1">
      <style:text-properties officeooo:rsid="00222533" officeooo:paragraph-rsid="00222533"/>
    </style:style>
    <style:style style:name="P32" style:family="paragraph" style:parent-style-name="Heading_20_2">
      <style:text-properties officeooo:rsid="000f9c95" officeooo:paragraph-rsid="000f9c95"/>
    </style:style>
    <style:style style:name="P33" style:family="paragraph" style:parent-style-name="Heading_20_2">
      <style:text-properties officeooo:rsid="0002647a" officeooo:paragraph-rsid="0002647a"/>
    </style:style>
    <style:style style:name="P34" style:family="paragraph" style:parent-style-name="Heading_20_2">
      <style:text-properties officeooo:rsid="000a1b46" officeooo:paragraph-rsid="000a1b46"/>
    </style:style>
    <style:style style:name="P35" style:family="paragraph" style:parent-style-name="Heading_20_2">
      <style:text-properties officeooo:rsid="00148933" officeooo:paragraph-rsid="00148933"/>
    </style:style>
    <style:style style:name="P36" style:family="paragraph" style:parent-style-name="Heading_20_2">
      <style:text-properties officeooo:rsid="0014f941" officeooo:paragraph-rsid="0014f941"/>
    </style:style>
    <style:style style:name="P37" style:family="paragraph" style:parent-style-name="Heading_20_2">
      <style:text-properties officeooo:paragraph-rsid="0019a2ff"/>
    </style:style>
    <style:style style:name="P38" style:family="paragraph" style:parent-style-name="Heading_20_2">
      <style:text-properties officeooo:rsid="001d7898" officeooo:paragraph-rsid="001d7898"/>
    </style:style>
    <style:style style:name="P39" style:family="paragraph" style:parent-style-name="bullet_20_list" style:list-style-name="WW8Num3">
      <style:text-properties fo:font-style="italic" officeooo:rsid="00052074" officeooo:paragraph-rsid="00052074" style:font-style-asian="italic" style:font-style-complex="italic"/>
    </style:style>
    <style:style style:name="P40" style:family="paragraph" style:parent-style-name="bullet_20_list" style:list-style-name="WW8Num3">
      <style:text-properties fo:font-style="italic" officeooo:rsid="00063d5f" officeooo:paragraph-rsid="0028e257" style:font-style-asian="italic" style:font-style-complex="italic"/>
    </style:style>
    <style:style style:name="P41" style:family="paragraph" style:parent-style-name="bullet_20_list">
      <style:text-properties fo:font-style="italic" officeooo:rsid="0008cc4b" officeooo:paragraph-rsid="0008cc4b" style:font-style-asian="italic" style:font-style-complex="italic"/>
    </style:style>
    <style:style style:name="P42" style:family="paragraph" style:parent-style-name="bullet_20_list">
      <style:text-properties fo:font-style="italic" officeooo:rsid="00090346" officeooo:paragraph-rsid="00090346" style:font-style-asian="italic" style:font-style-complex="italic"/>
    </style:style>
    <style:style style:name="P43" style:family="paragraph" style:parent-style-name="bullet_20_list">
      <style:text-properties fo:font-style="italic" officeooo:rsid="0009ae35" officeooo:paragraph-rsid="0009ae35" style:font-style-asian="italic" style:font-style-complex="italic"/>
    </style:style>
    <style:style style:name="P44" style:family="paragraph" style:parent-style-name="bullet_20_list">
      <style:text-properties fo:font-style="italic" officeooo:rsid="000a1b46" officeooo:paragraph-rsid="000a1b46" style:font-style-asian="italic" style:font-style-complex="italic"/>
    </style:style>
    <style:style style:name="P45" style:family="paragraph" style:parent-style-name="bullet_20_list">
      <style:text-properties officeooo:rsid="000b723b" officeooo:paragraph-rsid="000b723b"/>
    </style:style>
    <style:style style:name="P46" style:family="paragraph" style:parent-style-name="bullet_20_list">
      <style:text-properties officeooo:paragraph-rsid="000b723b"/>
    </style:style>
    <style:style style:name="P47" style:family="paragraph" style:parent-style-name="bullet_20_list">
      <style:text-properties fo:font-style="normal" officeooo:rsid="000b723b" officeooo:paragraph-rsid="000b723b" style:font-style-asian="normal" style:font-style-complex="normal"/>
    </style:style>
    <style:style style:name="P48" style:family="paragraph" style:parent-style-name="bullet_20_list" style:list-style-name="">
      <style:text-properties officeooo:paragraph-rsid="000b723b" fo:background-color="#ffff00"/>
    </style:style>
    <style:style style:name="P49" style:family="paragraph" style:parent-style-name="bullet_20_list">
      <style:text-properties officeooo:rsid="0017eea6" officeooo:paragraph-rsid="0017eea6"/>
    </style:style>
    <style:style style:name="P50" style:family="paragraph" style:parent-style-name="bullet_20_list">
      <style:text-properties officeooo:paragraph-rsid="000b723b" fo:background-color="#ffffff"/>
    </style:style>
    <style:style style:name="P51" style:family="paragraph" style:parent-style-name="paper_20_title" style:master-page-name="Standard">
      <style:paragraph-properties style:page-number="auto"/>
    </style:style>
    <style:style style:name="P52" style:family="paragraph" style:parent-style-name="references">
      <style:text-properties style:font-name-asian="MS Mincho"/>
    </style:style>
    <style:style style:name="T1" style:family="text">
      <style:text-properties style:font-name-asian="MS Mincho"/>
    </style:style>
    <style:style style:name="T2" style:family="text">
      <style:text-properties style:font-name-asian="MS Mincho" style:font-weight-complex="normal"/>
    </style:style>
    <style:style style:name="T3" style:family="text">
      <style:text-properties fo:font-weight="bold" officeooo:rsid="000380e5" style:font-weight-asian="bold" style:font-weight-complex="bold"/>
    </style:style>
    <style:style style:name="T4" style:family="text">
      <style:text-properties fo:font-weight="bold" style:font-name-asian="MS Mincho" style:font-weight-asian="bold" style:font-weight-complex="normal"/>
    </style:style>
    <style:style style:name="T5" style:family="text">
      <style:text-properties fo:font-style="italic" style:font-style-asian="italic" style:font-style-complex="italic"/>
    </style:style>
    <style:style style:name="T6" style:family="text">
      <style:text-properties fo:font-style="italic" officeooo:rsid="000b723b" style:font-style-asian="italic" style:font-style-complex="italic"/>
    </style:style>
    <style:style style:name="T7" style:family="text">
      <style:text-properties fo:font-style="italic" officeooo:rsid="00113435" style:font-style-asian="italic" style:font-style-complex="italic"/>
    </style:style>
    <style:style style:name="T8" style:family="text">
      <style:text-properties fo:font-style="italic" officeooo:rsid="00148933" style:font-style-asian="italic" style:font-style-complex="italic"/>
    </style:style>
    <style:style style:name="T9" style:family="text">
      <style:text-properties fo:font-style="italic" officeooo:rsid="0021d06c" style:font-style-asian="italic" style:font-style-complex="italic"/>
    </style:style>
    <style:style style:name="T10" style:family="text">
      <style:text-properties fo:font-style="italic" officeooo:rsid="00222533" style:font-style-asian="italic" style:font-style-complex="italic"/>
    </style:style>
    <style:style style:name="T11" style:family="text">
      <style:text-properties fo:font-style="italic" officeooo:rsid="002df13c" style:font-style-asian="italic" style:font-style-complex="italic"/>
    </style:style>
    <style:style style:name="T12" style:family="text">
      <style:text-properties fo:font-style="italic" fo:font-weight="bold" officeooo:rsid="000380e5" style:font-style-asian="italic" style:font-weight-asian="bold" style:font-style-complex="italic" style:font-weight-complex="bold"/>
    </style:style>
    <style:style style:name="T13" style:family="text">
      <style:text-properties fo:font-style="italic" fo:font-weight="bold" style:font-name-asian="MS Mincho" style:font-style-asian="italic" style:font-weight-asian="bold" style:font-style-complex="italic" style:font-weight-complex="normal"/>
    </style:style>
    <style:style style:name="T14" style:family="text">
      <style:text-properties fo:font-style="italic" style:font-name-asian="MS Mincho" style:font-style-asian="italic"/>
    </style:style>
    <style:style style:name="T15" style:family="text">
      <style:text-properties fo:font-style="italic" style:font-name-asian="MS Mincho" style:font-style-asian="italic" style:font-style-complex="italic"/>
    </style:style>
    <style:style style:name="T16" style:family="text">
      <style:text-properties fo:font-style="italic" fo:font-weight="normal" officeooo:rsid="0008cc4b" style:font-style-asian="italic" style:font-weight-asian="normal" style:font-style-complex="italic" style:font-weight-complex="normal"/>
    </style:style>
    <style:style style:name="T17" style:family="text">
      <style:text-properties style:font-name-asian="Times New Roman"/>
    </style:style>
    <style:style style:name="T18" style:family="text">
      <style:text-properties fo:color="#ff66ff"/>
    </style:style>
    <style:style style:name="T19" style:family="text">
      <style:text-properties fo:font-style="normal" style:font-style-asian="normal" style:font-style-complex="normal"/>
    </style:style>
    <style:style style:name="T20" style:family="text">
      <style:text-properties fo:font-style="normal" officeooo:rsid="0005f802" style:font-style-asian="normal" style:font-style-complex="normal"/>
    </style:style>
    <style:style style:name="T21" style:family="text">
      <style:text-properties fo:font-style="normal" officeooo:rsid="0007c35f" style:font-style-asian="normal" style:font-style-complex="normal"/>
    </style:style>
    <style:style style:name="T22" style:family="text">
      <style:text-properties fo:font-style="normal" officeooo:rsid="0009ae35" style:font-style-asian="normal" style:font-style-complex="normal"/>
    </style:style>
    <style:style style:name="T23" style:family="text">
      <style:text-properties fo:font-style="normal" officeooo:rsid="000a1b46" style:font-style-asian="normal" style:font-style-complex="normal"/>
    </style:style>
    <style:style style:name="T24" style:family="text">
      <style:text-properties fo:font-style="normal" officeooo:rsid="000b723b" style:font-style-asian="normal" style:font-style-complex="normal"/>
    </style:style>
    <style:style style:name="T25" style:family="text">
      <style:text-properties fo:font-style="normal" officeooo:rsid="0014f941" style:font-style-asian="normal" style:font-style-complex="normal"/>
    </style:style>
    <style:style style:name="T26" style:family="text">
      <style:text-properties fo:font-style="normal" officeooo:rsid="00148933" style:font-style-asian="normal" style:font-style-complex="normal"/>
    </style:style>
    <style:style style:name="T27" style:family="text">
      <style:text-properties fo:font-style="normal" officeooo:rsid="00222533" style:font-style-asian="normal" style:font-style-complex="normal"/>
    </style:style>
    <style:style style:name="T28" style:family="text">
      <style:text-properties fo:font-style="normal" officeooo:rsid="0028e257" style:font-style-asian="normal" style:font-style-complex="normal"/>
    </style:style>
    <style:style style:name="T29" style:family="text">
      <style:text-properties fo:font-style="normal" officeooo:rsid="002a711a" style:font-style-asian="normal" style:font-style-complex="normal"/>
    </style:style>
    <style:style style:name="T30" style:family="text">
      <style:text-properties fo:font-style="normal" officeooo:rsid="002b736d" style:font-style-asian="normal" style:font-style-complex="normal"/>
    </style:style>
    <style:style style:name="T31" style:family="text">
      <style:text-properties fo:font-style="normal" officeooo:rsid="002bdd5d" style:font-style-asian="normal" style:font-style-complex="normal"/>
    </style:style>
    <style:style style:name="T32" style:family="text">
      <style:text-properties fo:font-style="normal" officeooo:rsid="002c33ce" style:font-style-asian="normal" style:font-style-complex="normal"/>
    </style:style>
    <style:style style:name="T33" style:family="text">
      <style:text-properties fo:font-style="normal" officeooo:rsid="002df13c" style:font-style-asian="normal" style:font-style-complex="normal"/>
    </style:style>
    <style:style style:name="T34" style:family="text">
      <style:text-properties fo:font-style="normal" officeooo:rsid="00113435"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8cc4b" style:font-style-asian="normal" style:font-weight-asian="normal" style:font-style-complex="normal" style:font-weight-complex="normal"/>
    </style:style>
    <style:style style:name="T37" style:family="text">
      <style:text-properties fo:font-style="normal" fo:font-weight="normal" officeooo:rsid="0009ae35" style:font-style-asian="normal" style:font-weight-asian="normal" style:font-style-complex="normal" style:font-weight-complex="normal"/>
    </style:style>
    <style:style style:name="T38" style:family="text">
      <style:text-properties fo:font-style="normal" fo:font-weight="normal" officeooo:rsid="000f9c95" style:font-style-asian="normal" style:font-weight-asian="normal" style:font-style-complex="normal" style:font-weight-complex="normal"/>
    </style:style>
    <style:style style:name="T39" style:family="text">
      <style:text-properties style:text-position="super 58%"/>
    </style:style>
    <style:style style:name="T40" style:family="text">
      <style:text-properties fo:font-variant="normal" fo:text-transform="none" fo:font-style="italic" style:font-name-asian="MS Mincho" style:font-style-asian="italic" style:font-style-complex="italic"/>
    </style:style>
    <style:style style:name="T41" style:family="text">
      <style:text-properties officeooo:rsid="0002647a"/>
    </style:style>
    <style:style style:name="T42" style:family="text">
      <style:text-properties fo:font-weight="normal" officeooo:rsid="000380e5" style:font-weight-asian="normal" style:font-weight-complex="normal"/>
    </style:style>
    <style:style style:name="T43" style:family="text">
      <style:text-properties fo:font-weight="normal" officeooo:rsid="0004f79b" style:font-weight-asian="normal" style:font-weight-complex="normal"/>
    </style:style>
    <style:style style:name="T44" style:family="text">
      <style:text-properties fo:font-weight="normal" officeooo:rsid="000f9c95" style:font-weight-asian="normal" style:font-weight-complex="normal"/>
    </style:style>
    <style:style style:name="T45" style:family="text">
      <style:text-properties fo:font-weight="normal" officeooo:rsid="0028e257" style:font-weight-asian="normal" style:font-weight-complex="normal"/>
    </style:style>
    <style:style style:name="T46" style:family="text">
      <style:text-properties officeooo:rsid="0005f802"/>
    </style:style>
    <style:style style:name="T47" style:family="text">
      <style:text-properties officeooo:rsid="0007c35f"/>
    </style:style>
    <style:style style:name="T48" style:family="text">
      <style:text-properties officeooo:rsid="000978e8"/>
    </style:style>
    <style:style style:name="T49" style:family="text">
      <style:text-properties officeooo:rsid="000a1b46"/>
    </style:style>
    <style:style style:name="T50" style:family="text">
      <style:text-properties officeooo:rsid="000aa450"/>
    </style:style>
    <style:style style:name="T51" style:family="text">
      <style:text-properties officeooo:rsid="000b723b"/>
    </style:style>
    <style:style style:name="T52" style:family="text">
      <style:text-properties officeooo:rsid="001042be"/>
    </style:style>
    <style:style style:name="T53" style:family="text">
      <style:text-properties officeooo:rsid="00113435"/>
    </style:style>
    <style:style style:name="T54" style:family="text">
      <style:text-properties officeooo:rsid="00148933"/>
    </style:style>
    <style:style style:name="T55" style:family="text">
      <style:text-properties officeooo:rsid="0017eea6"/>
    </style:style>
    <style:style style:name="T56" style:family="text">
      <style:text-properties officeooo:rsid="0019a2ff"/>
    </style:style>
    <style:style style:name="T57" style:family="text">
      <style:text-properties officeooo:rsid="001d7898"/>
    </style:style>
    <style:style style:name="T58" style:family="text">
      <style:text-properties officeooo:rsid="001fe0f4"/>
    </style:style>
    <style:style style:name="T59" style:family="text">
      <style:text-properties officeooo:rsid="0021d06c"/>
    </style:style>
    <style:style style:name="T60" style:family="text">
      <style:text-properties officeooo:rsid="00222533"/>
    </style:style>
    <style:style style:name="T61" style:family="text">
      <style:text-properties officeooo:rsid="0025ca32"/>
    </style:style>
    <style:style style:name="T62" style:family="text">
      <style:text-properties officeooo:rsid="0026ea23"/>
    </style:style>
    <style:style style:name="T63" style:family="text">
      <style:text-properties officeooo:rsid="0028e257"/>
    </style:style>
    <style:style style:name="T64" style:family="text">
      <style:text-properties officeooo:rsid="002b736d"/>
    </style:style>
    <style:style style:name="T65" style:family="text">
      <style:text-properties officeooo:rsid="002bdd5d"/>
    </style:style>
    <style:style style:name="T66" style:family="text">
      <style:text-properties officeooo:rsid="002c33ce"/>
    </style:style>
    <style:style style:name="T67" style:family="text">
      <style:text-properties officeooo:rsid="00337444"/>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Paper Title* </text:span><text:span text:style-name="T4">(</text:span><text:span text:style-name="T2">use style:</text:span><text:span text:style-name="T1"> </text:span><text:span text:style-name="T13">paper title</text:span><text:span text:style-name="T1">)</text:span></text:p>
      <text:p text:style-name="paper_20_subtitle"><text:span text:style-name="T1">Subtitle as needed </text:span><text:span text:style-name="T13">(paper subtitle)</text:span></text:p>
      <text:p text:style-name="P22"/>
      <text:section text:style-name="Sect1" text:name="Sezione1">
        <text:p text:style-name="Author"><text:span text:style-name="T1">Authors Name/s per 1st Affiliation (</text:span><text:span text:style-name="T14">Author</text:span><text:span text:style-name="T1">)</text:span></text:p>
        <text:p text:style-name="Affiliation"><text:span text:style-name="T1">line 1 (of </text:span><text:span text:style-name="T14">Affiliation</text:span><text:span text:style-name="T1">): dept. name of organization</text:span></text:p>
        <text:p text:style-name="P1">line 2-name of organization, acronyms acceptable</text:p>
        <text:p text:style-name="P1">line 3-City, Country</text:p>
        <text:p text:style-name="P1">line 4-e-mail address if desired</text:p>
        <text:p text:style-name="Author"><text:span text:style-name="T1">Authors Name/s per 2nd Affiliation (</text:span><text:span text:style-name="T14">Author</text:span><text:span text:style-name="T1">)</text:span></text:p>
        <text:p text:style-name="Affiliation"><text:span text:style-name="T1">line 1 (of </text:span><text:span text:style-name="T14">Affiliation</text:span><text:span text:style-name="T1">): dept. name of organization</text:span></text:p>
        <text:p text:style-name="P1">line 2-name of organization, acronyms acceptable</text:p>
        <text:p text:style-name="P1">line 3-City, Country</text:p>
        <text:p text:style-name="P1">line 4-e-mail address if desired</text:p>
      </text:section>
      <text:section text:style-name="Sect2" text:name="Sezione2">
        <text:p text:style-name="P1"/>
        <text:p text:style-name="P22"/>
      </text:section>
      <text:section text:style-name="Sect3" text:name="Sezione3">
        <text:p text:style-name="Abstract"><text:span text:style-name="T15">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2">Keywords—fog computing; distributed system; cloud computing; </text:p>
        <text:h text:style-name="Heading_20_1" text:outline-level="1"><text:span text:style-name="T17"><text:s/></text:span>Introdu<text:span text:style-name="T61">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text:span text:style-name="T61">degli utenti</text:span>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p>
        <text:p text:style-name="Text_20_body"/>
        <text:p text:style-name="Text_20_body">PRIMA APPL: tale modulo</text:p>
        <text:p text:style-name="Text_20_body"><text:span text:style-name="T17"><text:s/></text:span><text:span text:style-name="T18">Descrivere le sezioni ad esempio “nella sezione 2 si discuterà dell'architettura del pene di rocco papaleo”</text:span></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61">eve</text:span> operare per poterne poi spiegare come, con determinate scelte, si possa facilmente applicare l'approccio fog computing e trarne ampi vantaggi.</text:p>
        <text:h text:style-name="P32" text:outline-level="2">Creazione del grafo</text:h>
        <text:p text:style-name="Text_20_body">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figura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sottosezione ed un' altra: ogniqualvolta che avviene questo <text:soft-page-break/>passaggio il dispositivo <text:span text:style-name="T61">si prepara ad </text:span>invia<text:span text:style-name="T61">re</text:span> al sistema una coppia di coordinate [(x1, y1);(x2, y2)] che indica lo spostamento appena effettuato. In particolare la singola coordinata (x, y) permette di identificare una singola 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62">tra</text:span> questi due nodi viene usata per aggiornare il valore <text:span text:style-name="T62">dell’etichetta</text:span> che <text:span text:style-name="T62">è associato all’ar</text:span>co. Da tutti <text:span text:style-name="T62">i</text:span> dati che si ricevono è quindi possibile costruire un grafo per ogni sezione.</text:p>
        <text:p text:style-name="P19">Come si può intendere, i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figura x in cui è possibile vedere 2 tipi di nodi:</text:p>
        <text:list xml:id="list335548930817252752" text:style-name="WW8Num3">
          <text:list-item>
            <text:p text:style-name="bullet_20_list"><text:span text:style-name="T5">Nodi incrocio</text:span>: sono nodi che presentano 3 o più archi uscenti. Indicano l'inizio o la fine di una o più strade.</text:p>
          </text:list-item>
          <text:list-item>
            <text:p text:style-name="bullet_20_list"><text:span text:style-name="T5">Nodi transitori</text:span>: nodi con al più 2 archi uscenti. Indicano nodi che appartengono ad una strada.</text:p>
          </text:list-item>
        </text:list>
        <text:p text:style-name="Text_20_body">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62">a</text:span>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text:span text:style-name="T62">quelle</text:span> che <text:span text:style-name="T62">sono</text:span> percepit<text:span text:style-name="T62">e</text:span> dal sistema. Prendendo ad esempio la strada “via Casilina” di Roma, è interesse del sistema non riconoscerla nella sua interezza, così come avviene in uno stradario, ma saperla suddividere nei su<text:span text:style-name="T41">o</text:span>i diversi segmenti (cioè le effettive strade trattate dal sistema) che partono e terminano con un incrocio e che possono presentare velocità medie diverse.</text:p>
        <text:h text:style-name="P33" text:outline-level="2">Aggiornamento della velocità</text:h>
        <text:p text:style-name="P8">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text:span text:style-name="T64">assegnado il valore più recente ricevuto</text:span>,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p text:style-name="P3"/>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63">mostrando</text:span> <text:span text:style-name="T63">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Figura 1. I vari componenti che la compongono sono</text:p>
        <text:list xml:id="list464567834182484354" text:style-name="WW8Num9">
          <text:list-item>
            <text:p text:style-name="P26">Kafka</text:p>
          </text:list-item>
          <text:list-item>
            <text:p text:style-name="P26">Storm</text:p>
          </text:list-item>
          <text:list-item>
            <text:p text:style-name="P26">Redis</text:p>
          </text:list-item>
          <text:list-item>
            <text:p text:style-name="P26">ElasticSearch</text:p>
          </text:list-item>
        </text:list>
        <text:p text:style-name="Text_20_body"><text:span text:style-name="T12">Kafka.</text:span><text:span text:style-name="T3"> <text:s/></text:span><text:span text:style-name="T42">Kafka permette l’utilizzo di un sistema publish-subscribe; in questo modo è possibile avere un maggior disaccoppiamento tra le sorgenti dei dati ed </text:span><text:span text:style-name="T45">i</text:span><text:span text:style-name="T42"> consumatori presenti nell’applicazione proposta. Inoltre, </text:span><text:span text:style-name="T43">esso costituisce</text:span><text:span text:style-name="T42"> anche </text:span><text:span text:style-name="T43">l’</text:span><text:span text:style-name="T42">unico punto di accesso al sistema </text:span><text:span text:style-name="T43">per fornire le informazioni; ciò consente dunque una semplificazione della gestione dei produttori presenti nei client, i quali necessitano conoscere la sola presenza di questo componente.</text:span></text:p>
        <text:p text:style-name="P4">Storm. <text:span text:style-name="T35">E’ il componente responsabile del data stream processing. La scelta di tale framework è stata adotatta in 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15915593368630" text:continue-list="list335548930817252752" text:style-name="WW8Num3">
          <text:list-item>
            <text:p text:style-name="P39">Topologia A: <text:span text:style-name="T19">è la topologia che implementa la logica di creazione del grafo. E’ composta da tre livelli:<text:line-break/>un primo livello costituito dai </text:span>kafkaSpout<text:span text:style-name="T19">, mentre I successivi due da </text:span>splitterBolt <text:span text:style-name="T19">ed </text:span>areaBolt. <text:span text:style-name="T19">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20">in cui la coppia (‘x1’,’y1’) <text:s/>rappresenta la sezione di partenza e la coppia (‘x2’, ‘y2’) quella di arrivo, secondo l’idea presentata nella sezione </text:span><text:span text:style-name="T46">Design</text:span><text:span text:style-name="T19">. </text:span><text:soft-page-break/><text:span text:style-name="T20">A questo punto l’array viene inoltrato al livello degli splitterBolt, il cui compito consiste nello “spacchettare” l’array ricevuto ed inviare </text:span><text:span text:style-name="T28">i</text:span><text:span text:style-name="T20"> singoli oggetti al livello successivo di bolt. Infine areaBolt, ricevuti </text:span><text:span text:style-name="T28">i</text:span><text:span text:style-name="T20"> dati provenienti dagli splitterBolt, si preoccupa di implementare l’effettiva logica di aggiornamento del grafo; ciò avviene sia a livello locale, aggiornando una struttura “in-memory” per il singolo worker, sia ad un livello “globale” <text:s/>interfacciandosi con la componente </text:span><text:span text:style-name="T28">di persistenza</text:span><text:span text:style-name="T20"> di </text:span><text:span text:style-name="T46">Redis.</text:span></text:p>
          </text:list-item>
          <text:list-item>
            <text:p text:style-name="P40">Topologia B: <text:span text:style-name="T19">Come per la topologia A, questa presenta un primo livello di kafkaSpout per le funzioni di data injection, a cui segue un livello di splitterBolt; le operazioni svolte dai due livelli sono le medesime di quelle presentate nella topologia A. </text:span><text:span text:style-name="T28">Successivamente</text:span><text:span text:style-name="T19"> sono presenti ulteriori tre livelli di bolt composti rispettivamente da </text:span>meanCalculatorBolt, updateMeanStreetBolt, producerBolt<text:span text:style-name="T19">. Il meanCalculatorBolt ha il compito di </text:span><text:span text:style-name="T29">processare la tupla relativa al singolo arco ricevuta dallo SplitterBolt, estraendone </text:span><text:span text:style-name="T30">i dati di interesse</text:span><text:span text:style-name="T19">; <text:s/></text:span><text:span text:style-name="T30">i</text:span><text:span text:style-name="T19">n seguito è sua responabilità propagare l’informazione al livello successivo, inviando una tupla composta dall’identificativo dell’arco appena processato e della nuova rispettiva velocità. L’updateMeanStreetBolt riceve dunque </text:span><text:span text:style-name="T28">i</text:span><text:span text:style-name="T19"> dati prodotti dal meanCalculatorBolt e si preoccupa di aggiornare il valore della velocità media della strada contenente l’arco inoltrato secondo le modalità già introdotte in principio. </text:span><text:span text:style-name="T30">Per poter svolgere tale mansione il più efficientemente possibile, si è deciso di fare in <text:s/>modo che </text:span><text:span text:style-name="T31">le modifiche eseguite dalla componente avvengano in locale, su dati prelevati da Redis durante la fase di </text:span><text:span text:style-name="T65">prepare</text:span><text:span text:style-name="T31">, in modo tale da evitare ritardi, </text:span><text:span text:style-name="T32">durante la fase di </text:span><text:span text:style-name="T66">execute</text:span><text:span text:style-name="T32">,</text:span><text:span text:style-name="T31"> relativi alle connesioni e le operazioni sul database. La componente di Redis risulta dunque essere funzionale all’inizializzazione del Bolt, il quale può dunque essere in grado, in caso di ripresa <text:s/>da fallimenti,</text:span><text:span text:style-name="T19"> </text:span><text:span text:style-name="T31">di recuperare i dati relativi alle strade su cui deve operare e riprendere la propria esecuzione senza ledere alla logica del sistema</text:span><text:span text:style-name="T32"> (questo grazie anche alla natura dei dati del traffico che vergono velocemente al valore di regime pur partendo da uno stato Idle). In alternativa, è stata anche variata la possibilità di aggiungere una nuova componente Bolt “parallela” a quella di Elastic Search, responabile di ricevere i dati dell’updateMeanStreetBolt e renderli persistenti su Redis, </text:span><text:span text:style-name="T33">ma al momento non si ritiene essere strettamente <text:s/>necessaria</text:span><text:span text:style-name="T32">. </text:span><text:span text:style-name="T21">A</text:span><text:span text:style-name="T32">l</text:span><text:span text:style-name="T21"> </text:span><text:span text:style-name="T32">termine</text:span><text:span text:style-name="T21"> d</text:span><text:span text:style-name="T32">ell’albero</text:span><text:span text:style-name="T21"> </text:span><text:span text:style-name="T32">della topologia Storm </text:span><text:span text:style-name="T21">è presente il producerBolt il quale, ricevendo in input dal livello precedente la chiave di una strada</text:span><text:span text:style-name="T19"> </text:span><text:span text:style-name="T21">e la sua velocità media, è responsabile di riportare le informazioni ricevut</text:span><text:span text:style-name="T22">e</text:span><text:span text:style-name="T21"> alla componente di </text:span><text:span text:style-name="T47">ElasticSearch, </text:span><text:span text:style-name="T21">rendendole </text:span><text:span text:style-name="T32">persistenti e</text:span><text:span text:style-name="T21"> disponibili agli utenti finali che potranno eseguire le loro query</text:span><text:span text:style-name="T47">.</text:span></text:p>
          </text:list-item>
        </text:list>
        <text:p text:style-name="Text_20_body"/>
        <text:p text:style-name="P5">Redis. <text:span text:style-name="T35">E’ un database noSql, </text:span><text:span text:style-name="T36">di tipo chiave-valore,</text:span><text:span text:style-name="T35"> in-memory. E’ stato scelto principalmente per la sua velocità operazionale e come supporto al calcolo effettuato da storm, per introdurre una componente di persistenza al sistema. Nel dettaglio, per ogni regione sono presenti </text:span><text:span text:style-name="T36">tre hashMap: </text:span></text:p>
        <text:list xml:id="list15915151453823" text:continue-numbering="true" text:style-name="WW8Num3">
          <text:list-item>
            <text:p text:style-name="bullet_20_list"><text:span text:style-name="T16">graphArea</text:span><text:span text:style-name="T36">,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41">edges, <text:span text:style-name="T19">usato per tenere traccia delle corrispondenze tra gli archi e le strade di appartenenza. In partricolare viene memorizzato per ogni arco la chiave identificativa della strada;</text:span></text:p>
          </text:list-item>
          <text:list-item>
            <text:p text:style-name="P42">streets, <text:span text:style-name="T19">memorizza per ogni strada, identificata tramite un intero, la corrispettiva velocità media attuale.</text:span></text:p>
          </text:list-item>
        </text:list>
        <text:p text:style-name="Text_20_body"><text:s/><text:span text:style-name="T48">A livello di architettura software, tale componente si sviluppa in tre processi master tra cui si distribuisce il lavoro, <text:s/>ognuno dei quali presenta un grado di replicazione pari a 1 per aumentare la tolleranza ai guasti del sistema. Si vuole far notare che la consistenza offerta da Redis è di tipo finale, ma ciò non costituisce problema ai scopi dell’applicazione, dato che i valori delle velocità risultano essere per conto loro approssimati e l’esigenze degli utenti non richiedono una stretta precisione; inoltre una possibile inconsistenza verrebbe mascherata dall’applicazione grazie al metodo pesato con cui avvengono gli aggiornamenti.</text:span></text:p>
        <text:p text:style-name="P6">ElasticSearch. <text:span text:style-name="T35">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38">sfruttando il protocollo </text:span><text:span text:style-name="T44">http</text:span><text:span text:style-name="T35">. </text:span><text:span text:style-name="T37">I documenti salvati in ElasticSearch prevedono una struttura in formato json. Ogni documento rappresenta una strada e contiene i seguenti dati:</text:span></text:p>
        <text:list xml:id="list15915050183184" text:continue-numbering="true" text:style-name="WW8Num3">
          <text:list-item>
            <text:p text:style-name="P43">streetKey: <text:span text:style-name="T19">chiave attraverso </text:span><text:span text:style-name="T23">cui una strada è identificata univocamente;</text:span></text:p>
          </text:list-item>
          <text:list-item>
            <text:p text:style-name="P43">edges: <text:span text:style-name="T19">un array di oggetti json ognuno dei quali rappresenta un arco appartenente alla strada;</text:span></text:p>
          </text:list-item>
          <text:list-item>
            <text:p text:style-name="P44">section: <text:span text:style-name="T19">sezione a cui la strada appartiene</text:span></text:p>
          </text:list-item>
          <text:list-item>
            <text:p text:style-name="P44">speed: <text:span text:style-name="T19">valore della velocità media attuale rilevata sulla strada in questione.</text:span></text:p>
          </text:list-item>
        </text:list>
        <text:h text:style-name="P34" text:outline-level="2">Architettura di sistema</text:h>
        <text:p text:style-name="Text_20_body"><text:span text:style-name="T49">A livello teorico, è stata progettata un’ architettura fisica seguendo I paradigmi del “Fog computing”, in cui si vuole che I nodi fisici siano il più possibile prossimi agli utenti e dunque posti sugli edge della rete</text:span>. <text:span text:style-name="T50">Come anticipato nel paragrafo due della trattazione, idealmente si vuole tenere conto della suddivisione dell’area della città in più sezioni, ognuna delle quali vuole essere di responsabilità di uno specifico nodo (possa esso essere un <text:s/>server od un cluster). In questo modo ogni dispositivo che vuole inviare o ricevere dati, può farlo </text:span><text:soft-page-break/><text:span text:style-name="T50">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text:span></text:p>
        <text:p text:style-name="P20"><text:tab/><text:span text:style-name="T51">In atto pratico, tuttavia, non è stato possibile eseguire un tale deploy; il sistema è stato dunque strutturato come segue:</text:span></text:p>
        <text:list xml:id="list15915074150344" text:continue-numbering="true" text:style-name="WW8Num3">
          <text:list-item>
            <text:p text:style-name="P45">un nodo fisico per istanziare la componente Kafka</text:p>
          </text:list-item>
          <text:list-item>
            <text:p text:style-name="P46"><text:span text:style-name="T51">un clustrer per la componente storm, composto da un nodo ospitante zookeeper, un nodo per ospitare il processo </text:span><text:span text:style-name="T6">Nimbus</text:span><text:span text:style-name="T24"> responsabile della distribuzione del lavoro </text:span><text:span text:style-name="T33">ai Supervisor</text:span><text:span text:style-name="T24">, ed ulteriori </text:span><text:span text:style-name="T33">due</text:span><text:span text:style-name="T24"> nodi </text:span><text:span text:style-name="T11">Superviso</text:span><text:span text:style-name="T33">r</text:span><text:span text:style-name="T24"> </text:span><text:span text:style-name="T33">che ospitano i</text:span><text:span text:style-name="T24"> processi </text:span><text:span text:style-name="T11">worker.</text:span></text:p>
          </text:list-item>
          <text:list-item>
            <text:p text:style-name="P47">un nodo fisico su cui è stato istanziato il cluser logico della componente Redis descritto in precedenza</text:p>
          </text:list-item>
          <text:list-item>
            <text:p text:style-name="P50"><text:span text:style-name="T24">un cluster composto da </text:span><text:span text:style-name="T33">tre nodi fisici</text:span><text:span text:style-name="T24"> per la componente di ElasticSearch.</text:span> </text:p>
          </text:list-item>
        </text:list>
        <text:p text:style-name="P48"/>
        <text:h text:style-name="P29" text:outline-level="1">Implementazione</text:h>
        <text:p text:style-name="P24"/>
        <text:p text:style-name="P9">In questa sezione si vuole trattare dei dettagli implementativi con cui sono state realizzati i concetti principe che hanno caratterizzato lo sviluppo dell’applicazione. <text:s/></text:p>
        <text:h text:style-name="P32" text:outline-level="2">Partizionamneto della mappa</text:h>
        <text:p text:style-name="P10">Per realizzare la corrispondenza tra una specifica sezione e la componente storm responsabile al processamento dei relativi dati, <text:span text:style-name="T52">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7">xy.abcde</text:p>
        <text:p text:style-name="Text_20_body"><text:span text:style-name="T53">in cui è possibile attribuire il seguente significato ad ogni cifra decimale: sia </text:span><text:span text:style-name="T7">d</text:span><text:span text:style-name="T53"> l’ i-esima cifra decimale, per i = { 1, 2, 3, 4, 5 }, essa rappresenta il valore di 10 ** (5 – i) metri. Sotto questa rappresentazione, è dunque possibile ricavare, dati due valori, anche la distanza spaziale tra loro, e da qui anche la grandezza di una sezione. A questo punto, attuare una distinzione tra 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praticamente possibile realizzare attualmente con i mezzi a disposizione. Ne consegue dunque che è stato necessario modificare anche il piano di partizionamento della mappa cittadina per potersi adattare all’effetiva istanziazione dei nodi fisici e cercare di mantenere un adeguato carico di richieste per ogni nodo. Ad ogni modo,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tomica” ad un’altra. Così facendo è possibile realizzare sottosezioni quadrate di lato 10 metri. Tale valore risulta essere il minimo utilizzabile senza il pericolo di incorrere in errori di localizzazione: infatti il GPS dei dispositivi mobili risulta avere in modo consolidato una 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 <text:s text:c="3"/></text:span></text:p>
        <text:h text:style-name="P35" text:outline-level="2">Routing dei dati</text:h>
        <text:p text:style-name="P27"><text:span text:style-name="T54">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8">topic</text:span><text:span text:style-name="T26"> in Kafka. L’idea di fondo è fare in modo che per ogni sezione della mappa cittadina venga definito univocamente un topic di Kafka: ciò viene realizzato sfruttando come topic-name le coordinate identificative della sezione, che, per quanto detto, si può intendere siano di facile ottenimento, implementando un semplice mapping uno a uno tra topic e sezione. </text:span><text:span text:style-name="T25">Dato un arco è possibile risalire alla sezione a cui esso 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 <text:s/></text:span><text:span text:style-name="T26"><text:s text:c="2"/></text:span></text:p>
        <text:p text:style-name="P28"><text:span text:style-name="T34"/></text:p>
        <text:h text:style-name="P36" text:outline-level="2">Indicizzazione dei file <text:span text:style-name="T55">e query in ElasticSearch</text:span></text:h>
        <text:p text:style-name="P11">Seguendo la linea guida usata per il topic name di Kafka, <text:s/>l’indicizzazione dei file per la componente si ElasticSearch risulta essere altrettanto intuitiva. <text:span text:style-name="T55">Infatti ogni file, contenendo i dati di una specifica strada è indicizzato con la chiave della strada stessa.</text:span></text:p>
        <text:p text:style-name="P12"><text:soft-page-break/>E’ possibile rispondere alle seguenti query:</text:p>
        <text:list xml:id="list15915639950364" text:continue-numbering="true" text:style-name="WW8Num3">
          <text:list-item>
            <text:p text:style-name="P49">data una sezione, è possibile ricavare le strade che la compongono; questa ritornerà I documenti relativi ad ogni strada;</text:p>
          </text:list-item>
          <text:list-item>
            <text:p text:style-name="P49">data una strada, è possibile capire la sezione in cui si sviluppa;</text:p>
          </text:list-item>
          <text:list-item>
            <text:p text:style-name="P49">dato un arco, è possibile reperire la strada di appartenenza con relativa velocità media;</text:p>
          </text:list-item>
        </text:list>
        <text:h text:style-name="P30" text:outline-level="1">Prestazioni del sistema</text:h>
        <text:p text:style-name="P13">Per analizzare le presatazioni sono state esegute sperimentazioni tramite dei client implementati ad hoc, realizzati in modo tale da poter stressare sufficientemente la componente di stream processing del sistema e la componente di Elastic Search. In particolare, i test sulla componente di processing sono stati esguiti sfruttando due modalità differenti di invio di dati. <text:span text:style-name="T57">In entrambi i casi, l’intera sperimentazione è avvenuta tenendo attiva una componente ulteriore di Elastic Search che effettua query in modo continuativo. </text:span></text:p>
        <text:h text:style-name="P37" text:outline-level="2"><text:span text:style-name="T56">Test Effettuati</text:span></text:h>
        <text:p text:style-name="P15"><text:span text:style-name="T56">Un primo test </text:span><text:span text:style-name="T9">Test 1 </text:span><text:span text:style-name="T56">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ma aumnetando il numero di richieste consecutive a quattromila. <text:s text:c="2"/></text:span></text:p>
        <text:p text:style-name="P14">Un secondo test <text:span text:style-name="T9">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57">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38" text:outline-level="2">Risultati dei Test</text:h>
        <text:p text:style-name="P16"><text:span text:style-name="T59">Per quanto riguarda l’analisi della performance del sistema</text:span><text:span text:style-name="T10">, </text:span><text:span text:style-name="T27">sono state utilizzate le informazioni riportate dalla UI di storm. </text:span>Nella figure XXXXXX sono riportati I risulati ottenuti dai test. Analizzando gli output relativi al primo test, è possibile calcolare che il sistema ha mostrato nell’arco dei trenta minuti presi in ossrvazione un throughput medio del valore di circa 304 tuple/s <text:s/>che completano l’intero albero della topologia, con un tempo di latenza medio complessivo di 22.258 ms. <text:span text:style-name="T58">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si puo invece notare un aumento del throughput <text:span text:style-name="T58">e della latenza </text:span>del sitema, che raggiung<text:span text:style-name="T58">ono</text:span> valori di <text:span text:style-name="T58">circa 348 tuple/s e 57.595 ms.</text:span> <text:span text:style-name="T58">L’elevata latenza è dovuta principalmente all’ultimo Bolt che si interfaccia con Elastic Search per svolgere le mansioni di update sui dati, I cui tempi di esecuzione risultano essere preponderanti rispetto a quelli osservati negli altri Bolt come mostrato nella figura YYYYYYYY. </text:span></text:p>
        <text:p text:style-name="P17">Sfruttando inoltre gli strumenti di monitor offerti dal servizio di Elastic Search è possibile apprezzare l’andamento dei througput a tempo continuo del Test 1 e del Test 2 <text:span text:style-name="T60">in figura ZZZZZZZ. E’ possibile notare, in particolare, come i due scenari mostrino un comportamento simile e come però il secondo test abbia prodotto un throuhput con meno varianza e più continuo, come era scopo dello stesso.</text:span></text:p>
        <text:p text:style-name="P17"/>
        <text:h text:style-name="P31" text:outline-level="1">Sviluppi futuri</text:h>
        <text:p text:style-name="P18">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text:p>
        <text:p text:style-name="P18">Infine, dato il forte disaccoppiamento del sistema, è possibile fare in modo di aggiungere nuove funzionalità relative al processamento di dati di nuova natura, provenienti non solo da device mobili cellulari, ma anche da sensori, <text:span text:style-name="T67">magari anche</text:span> interni all<text:span text:style-name="T67">e</text:span> <text:span text:style-name="T67">automobili</text:span>, come è plausibile pensare dato il trend crescente delle tecnologie IoT.</text:p>
        <text:h text:style-name="Heading_20_3" text:outline-level="3" text:is-list-header="true"/>
        <text:list xml:id="list6679386730190327916" text:style-name="WW8Num7">
          <text:list-item>
            <text:p text:style-name="table_20_head">Table Styles</text:p>
          </text:list-item>
        </text:list>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table_20_col_20_head">Table Head</text:p>
              </table:table-cell>
              <table:table-cell table:style-name="Tabella1.B1" table:number-columns-spanned="3" office:value-type="string">
                <text:p text:style-name="table_20_col_20_head">Table Column Head</text:p>
              </table:table-cell>
              <table:covered-table-cell/>
              <table:covered-table-cell/>
            </table:table-row>
            <table:table-row table:style-name="Tabella1.1">
              <table:covered-table-cell/>
              <table:table-cell table:style-name="Tabella1.A1" office:value-type="string">
                <text:p text:style-name="table_20_col_20_subhead">Table column subhead</text:p>
              </table:table-cell>
              <table:table-cell table:style-name="Tabella1.A1" office:value-type="string">
                <text:p text:style-name="table_20_col_20_subhead">Subhead</text:p>
              </table:table-cell>
              <table:table-cell table:style-name="Tabella1.B1" office:value-type="string">
                <text:p text:style-name="table_20_col_20_subhead">Subhead</text:p>
              </table:table-cell>
            </table:table-row>
          </table:table-header-rows>
          <table:table-row table:style-name="Tabella1.3">
            <table:table-cell table:style-name="Tabella1.A1" office:value-type="string">
              <text:p text:style-name="table_20_copy">copy</text:p>
            </table:table-cell>
            <table:table-cell table:style-name="Tabella1.A1" office:value-type="string">
              <text:p text:style-name="table_20_copy">More table copy<text:span text:style-name="T39">a</text:span></text:p>
            </table:table-cell>
            <table:table-cell table:style-name="Tabella1.A1" office:value-type="string">
              <text:p text:style-name="P23"/>
            </table:table-cell>
            <table:table-cell table:style-name="Tabella1.B1" office:value-type="string">
              <text:p text:style-name="P23"/>
            </table:table-cell>
          </table:table-row>
        </table:table>
        <text:list xml:id="list7349433244736455058" text:style-name="WW8Num8">
          <text:list-item>
            <text:p text:style-name="table_20_footnote"><draw:frame draw:style-name="fr1" draw:name="Cornice1" text:anchor-type="char" svg:x="-0.111cm" svg:y="0.199cm" svg:width="8.913cm" svg:height="3.198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P21">To have non-visible rules on your frame, use the MSWord “Format” pull-down menu, select Text Box &gt; Colors and Lines to choose No Fill and No Line.</text:p></draw:text-box></draw:frame><text:soft-page-break/>Sample of a Table footnote. <text:span text:style-name="T5">(Table footnote)</text:span></text:p>
          </text:list-item>
          <text:list-item>
            <text:p text:style-name="table_20_footnote"/>
          </text:list-item>
        </text:list>
        <text:list xml:id="list2648875891973139574" text:style-name="WW8Num6">
          <text:list-item>
            <text:p text:style-name="figure_20_caption"><text:span text:style-name="T1">Example of a figure caption. </text:span><text:span text:style-name="T15">(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h text:style-name="Heading_20_5" text:outline-level="5"><text:span text:style-name="T1">Acknowledgment </text:span><text:span text:style-name="T15">(</text:span><text:span text:style-name="T40">Heading 5</text:span><text:span text:style-name="T15">)</text:span></text:h>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22"/>
        <text:h text:style-name="P25" text:outline-level="5">References</text:h>
        <text:p text:style-name="Text_20_body">.</text:p>
        <text:p text:style-name="P22"/>
        <text:list xml:id="list5166549620372528146" text:style-name="WW8Num5">
          <text:list-item>
            <text:p text:style-name="references"><text:span text:style-name="T1">G. Eason, B. Noble, and I.N. Sneddon, “On certain integrals of Lipschitz-Hankel type involving products of Bessel functions,” Phil. Trans. Roy. Soc. London, vol. A247, pp. 529-551, April 1955. (</text:span><text:span text:style-name="T14">references</text:span><text:span text:style-name="T1">)</text:span></text:p>
          </text:list-item>
          <text:list-item>
            <text:p text:style-name="P52">J. Clerk Maxwell, A Treatise on Electricity and Magnetism, 3rd ed., vol. 2. Oxford: Clarendon, 1892, pp.68-73.</text:p>
          </text:list-item>
          <text:list-item>
            <text:p text:style-name="P52">I.S. Jacobs and C.P. Bean, “Fine particles, thin films and exchange anisotropy,” in Magnetism, vol. III, G.T. Rado and H. Suhl, Eds. New York: Academic, 1963, pp. 271-350.</text:p>
          </text:list-item>
          <text:list-item>
            <text:p text:style-name="P52">K. Elissa, “Title of paper if known,” unpublished.</text:p>
          </text:list-item>
          <text:list-item>
            <text:p text:style-name="P52">R. Nicole, “Title of paper with only first word capitalized,” J. Name Stand. Abbrev., in press.</text:p>
          </text:list-item>
          <text:list-item>
            <text:p text:style-name="P52">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zion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FreeSans1" svg:font-family="Free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1" style:font-family-complex="'DejaVu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DejaVu Sans" style:font-family-complex="'DejaVu Sans'" style:font-family-generic-complex="swis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_20__28_user_29_"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0-25T01:59:14.219202935</dc:date>
    <meta:editing-cycles>11</meta:editing-cycles>
    <meta:editing-duration>P11DT12H31M33S</meta:editing-duration>
    <meta:generator>LibreOffice/5.1.6.2$Linux_X86_64 LibreOffice_project/10m0$Build-2</meta:generator>
    <meta:document-statistic meta:table-count="1" meta:image-count="0" meta:object-count="0" meta:page-count="6" meta:paragraph-count="109" meta:word-count="4670" meta:character-count="30517" meta:non-whitespace-character-count="25961"/>
  </office:meta>
</office:document-meta>
</file>